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6.799cm" fo:margin-left="-0.15cm" table:align="left" style:writing-mode="lr-tb"/>
    </style:style>
    <style:style style:name="Таблица2.A" style:family="table-column">
      <style:table-column-properties style:column-width="1.713cm"/>
    </style:style>
    <style:style style:name="Таблица2.B" style:family="table-column">
      <style:table-column-properties style:column-width="2.538cm"/>
    </style:style>
    <style:style style:name="Таблица2.C" style:family="table-column">
      <style:table-column-properties style:column-width="5.08cm"/>
    </style:style>
    <style:style style:name="Таблица2.D" style:family="table-column">
      <style:table-column-properties style:column-width="7.46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000080" fo:padding-left="0.123cm" fo:padding-right="0.123cm" fo:padding-top="0cm" fo:padding-bottom="0cm" fo:border-left="1.5pt solid #000080" fo:border-right="none" fo:border-top="1.5pt solid #000080" fo:border-bottom="0.75pt solid #000080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#000080" fo:padding-left="0.123cm" fo:padding-right="0.123cm" fo:padding-top="0cm" fo:padding-bottom="0cm" fo:border-left="0.75pt solid #ffffff" fo:border-right="none" fo:border-top="1.5pt solid #000080" fo:border-bottom="0.75pt solid #00008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#000080" fo:padding-left="0.123cm" fo:padding-right="0.123cm" fo:padding-top="0cm" fo:padding-bottom="0cm" fo:border-left="0.75pt solid #ffffff" fo:border-right="1.5pt solid #000080" fo:border-top="1.5pt solid #000080" fo:border-bottom="0.75pt solid #000080" style:writing-mode="lr-tb">
        <style:background-image/>
      </style:table-cell-properties>
    </style:style>
    <style:style style:name="Таблица2.A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3" style:family="table-cell">
      <style:table-cell-properties style:vertical-align="top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4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4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5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5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6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6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7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7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8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8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9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9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0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0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1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1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1.5pt solid #000080" style:writing-mode="lr-tb"/>
    </style:style>
    <style:style style:name="Таблица2.B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C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D13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1.5pt solid #000080" style:writing-mode="lr-tb"/>
    </style:style>
    <style:style style:name="Таблица4" style:family="table">
      <style:table-properties style:width="17.163cm" table:align="left" style:writing-mode="lr-tb"/>
    </style:style>
    <style:style style:name="Таблица4.A" style:family="table-column">
      <style:table-column-properties style:column-width="3.81cm"/>
    </style:style>
    <style:style style:name="Таблица4.B" style:family="table-column">
      <style:table-column-properties style:column-width="3.493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7.32cm"/>
    </style:style>
    <style:style style:name="Таблица4.1" style:family="table-row">
      <style:table-row-properties style:min-row-height="0.661cm" fo:keep-together="auto"/>
    </style:style>
    <style:style style:name="Таблица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171cm" table:align="left" style:writing-mode="lr-tb"/>
    </style:style>
    <style:style style:name="Таблица5.A" style:family="table-column">
      <style:table-column-properties style:column-width="0.921cm"/>
    </style:style>
    <style:style style:name="Таблица5.B" style:family="table-column">
      <style:table-column-properties style:column-width="4.159cm"/>
    </style:style>
    <style:style style:name="Таблица5.C" style:family="table-column">
      <style:table-column-properties style:column-width="5.398cm"/>
    </style:style>
    <style:style style:name="Таблица5.D" style:family="table-column">
      <style:table-column-properties style:column-width="6.694cm"/>
    </style:style>
    <style:style style:name="Таблица5.1" style:family="table-row">
      <style:table-row-properties style:min-row-height="0.616cm" fo:keep-together="always"/>
    </style:style>
    <style:style style:name="Таблица5.A1" style:family="table-cell">
      <style:table-cell-properties style:vertical-align="middle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5.D1" style:family="table-cell">
      <style:table-cell-properties style:vertical-align="middle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Таблица5.2" style:family="table-row">
      <style:table-row-properties style:min-row-height="0.549cm" fo:keep-together="always"/>
    </style:style>
    <style:style style:name="Таблица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6" style:family="table">
      <style:table-properties style:width="17.163cm" table:align="left" style:writing-mode="lr-tb"/>
    </style:style>
    <style:style style:name="Таблица6.A" style:family="table-column">
      <style:table-column-properties style:column-width="4.42cm"/>
    </style:style>
    <style:style style:name="Таблица6.B" style:family="table-column">
      <style:table-column-properties style:column-width="3.2cm"/>
    </style:style>
    <style:style style:name="Таблица6.C" style:family="table-column">
      <style:table-column-properties style:column-width="2.858cm"/>
    </style:style>
    <style:style style:name="Таблица6.D" style:family="table-column">
      <style:table-column-properties style:column-width="6.685cm"/>
    </style:style>
    <style:style style:name="Таблица6.1" style:family="table-row">
      <style:table-row-properties style:min-row-height="0.864cm" fo:keep-together="auto"/>
    </style:style>
    <style:style style:name="Таблица6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2" style:family="table-row">
      <style:table-row-properties style:min-row-height="1.561cm"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4" style:family="table-row">
      <style:table-row-properties style:min-row-height="0.681cm" fo:keep-together="auto"/>
    </style:style>
    <style:style style:name="Таблица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1267f2" officeooo:paragraph-rsid="001267f2" style:font-size-asian="18pt" style:font-weight-asian="bold" style:font-name-complex="Arial" style:font-size-complex="18pt"/>
    </style:style>
    <style:style style:name="P6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language="en" fo:country="US" style:language-asian="en" style:country-asian="US"/>
    </style:style>
    <style:style style:name="P9" style:family="paragraph" style:parent-style-name="Standard">
      <style:text-properties style:language-asian="en" style:country-asian="US"/>
    </style:style>
    <style:style style:name="P10" style:family="paragraph" style:parent-style-name="Standard">
      <style:text-properties officeooo:paragraph-rsid="001267f2"/>
    </style:style>
    <style:style style:name="P11" style:family="paragraph" style:parent-style-name="Standard">
      <style:paragraph-properties fo:margin-left="0cm" fo:margin-right="0cm" fo:text-indent="1.016cm" style:auto-text-indent="false"/>
    </style:style>
    <style:style style:name="P12" style:family="paragraph" style:parent-style-name="Standard">
      <style:paragraph-properties fo:margin-left="0cm" fo:margin-right="0cm" fo:text-indent="1cm" style:auto-text-indent="false"/>
    </style:style>
    <style:style style:name="P13" style:family="paragraph" style:parent-style-name="Standard">
      <style:paragraph-properties fo:margin-left="0cm" fo:margin-right="0cm" fo:text-indent="1cm" style:auto-text-indent="false"/>
      <style:text-properties fo:language="ru" fo:country="RU" style:language-asian="ru" style:country-asian="RU"/>
    </style:style>
    <style:style style:name="P14" style:family="paragraph" style:parent-style-name="Standard">
      <style:paragraph-properties fo:margin-left="0cm" fo:margin-right="0cm" fo:hyphenation-ladder-count="no-limit" fo:text-indent="0.953cm" style:auto-text-indent="false"/>
      <style:text-properties fo:hyphenate="false" fo:hyphenation-remain-char-count="2" fo:hyphenation-push-char-count="2"/>
    </style:style>
    <style:style style:name="P15" style:family="paragraph" style:parent-style-name="Text_20_body">
      <style:text-properties officeooo:paragraph-rsid="001267f2"/>
    </style:style>
    <style:style style:name="P16" style:family="paragraph" style:parent-style-name="Title_20_sub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Title_20_sub">
      <style:text-properties fo:language="ru" fo:country="RU"/>
    </style:style>
    <style:style style:name="P18" style:family="paragraph" style:parent-style-name="Title_20_sub">
      <style:paragraph-properties fo:break-before="page"/>
      <style:text-properties fo:language="ru" fo:country="RU"/>
    </style:style>
    <style:style style:name="P19" style:family="paragraph" style:parent-style-name="Table_20_text">
      <style:paragraph-properties fo:text-align="center" style:justify-single-word="false"/>
      <style:text-properties fo:language="en" fo:country="US"/>
    </style:style>
    <style:style style:name="P20" style:family="paragraph" style:parent-style-name="Table_20_text">
      <style:paragraph-properties fo:text-align="center" style:justify-single-word="false"/>
      <style:text-properties fo:language="ru" fo:country="RU"/>
    </style:style>
    <style:style style:name="P21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22" style:family="paragraph" style:parent-style-name="Table_20_text">
      <style:paragraph-properties fo:text-align="center" style:justify-single-word="false" style:snap-to-layout-grid="false"/>
      <style:text-properties fo:language="ru" fo:country="RU" fo:background-color="#0000ff"/>
    </style:style>
    <style:style style:name="P23" style:family="paragraph" style:parent-style-name="Table_20_text">
      <style:paragraph-properties fo:text-align="center" style:justify-single-word="false"/>
      <style:text-properties fo:language="ru" fo:country="RU" officeooo:rsid="001267f2" officeooo:paragraph-rsid="001267f2"/>
    </style:style>
    <style:style style:name="P24" style:family="paragraph" style:parent-style-name="Table_20_text">
      <style:paragraph-properties fo:text-align="center" style:justify-single-word="false"/>
      <style:text-properties fo:language="ru" fo:country="RU" officeooo:rsid="0015f5be" officeooo:paragraph-rsid="0015f5be"/>
    </style:style>
    <style:style style:name="P25" style:family="paragraph" style:parent-style-name="Table_20_header">
      <style:text-properties fo:language="ru" fo:country="RU"/>
    </style:style>
    <style:style style:name="P26" style:family="paragraph" style:parent-style-name="TableText">
      <style:text-properties style:font-name="Verdana" fo:language="ru" fo:country="RU" fo:font-weight="bold" style:language-asian="ru" style:country-asian="RU" style:font-weight-asian="bold" style:font-name-complex="Verdana"/>
    </style:style>
    <style:style style:name="P27" style:family="paragraph" style:parent-style-name="TableText">
      <style:text-properties style:font-name="Verdana" fo:language="ru" fo:country="RU" style:language-asian="ru" style:country-asian="RU" style:font-name-complex="Arial"/>
    </style:style>
    <style:style style:name="P28" style:family="paragraph" style:parent-style-name="TableText">
      <style:text-properties style:font-name="Verdana" fo:language="ru" fo:country="RU" style:language-asian="ru" style:country-asian="RU" style:font-name-complex="Verdana"/>
    </style:style>
    <style:style style:name="P29" style:family="paragraph" style:parent-style-name="Текст_20_в_20_таблице">
      <style:paragraph-properties fo:margin-left="-0.058cm" fo:margin-right="0cm" fo:text-align="start" style:justify-single-word="false" fo:text-indent="0.058cm" style:auto-text-indent="false"/>
      <style:text-properties style:font-name="Verdana" fo:font-size="10pt" style:font-size-asian="10pt" style:font-name-complex="Arial"/>
    </style:style>
    <style:style style:name="P30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</style:style>
    <style:style style:name="P31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  <style:text-properties style:font-name="Verdana" fo:font-size="10pt" style:font-size-asian="10pt" style:font-name-complex="Arial" style:language-complex="he" style:country-complex="IL" style:font-style-complex="italic"/>
    </style:style>
    <style:style style:name="P32" style:family="paragraph" style:parent-style-name="Текст_20_в_20_таблице">
      <style:paragraph-properties fo:margin-left="0cm" fo:margin-right="0cm" fo:text-align="start" style:justify-single-word="false" fo:text-indent="0.104cm" style:auto-text-indent="false"/>
      <style:text-properties style:font-name="Verdana" fo:font-size="10pt" fo:language="en" fo:country="US" style:font-size-asian="10pt" style:font-name-complex="Arial" style:language-complex="he" style:country-complex="IL" style:font-style-complex="italic"/>
    </style:style>
    <style:style style:name="P33" style:family="paragraph" style:parent-style-name="Текст_20_в_20_таблице">
      <style:paragraph-properties fo:margin-left="0cm" fo:margin-right="0cm" fo:text-align="start" style:justify-single-word="false" fo:text-indent="0.104cm" style:auto-text-indent="false"/>
      <style:text-properties style:font-name="Verdana" fo:font-size="10pt" fo:language="en" fo:country="US" officeooo:rsid="001267f2" officeooo:paragraph-rsid="001267f2" style:font-size-asian="10pt" style:font-name-complex="Arial" style:language-complex="he" style:country-complex="IL" style:font-style-complex="italic"/>
    </style:style>
    <style:style style:name="P34" style:family="paragraph" style:parent-style-name="Standard" style:list-style-name="WW8Num18"/>
    <style:style style:name="P35" style:family="paragraph" style:parent-style-name="Standard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P36" style:family="paragraph" style:parent-style-name="Style_20_Title" style:master-page-name="Standard">
      <style:paragraph-properties style:page-number="auto"/>
    </style:style>
    <style:style style:name="P37" style:family="paragraph" style:parent-style-name="Heading_20_1">
      <style:text-properties fo:language="ru" fo:country="RU"/>
    </style:style>
    <style:style style:name="P38" style:family="paragraph" style:parent-style-name="Heading_20_2">
      <style:text-properties fo:language="ru" fo:country="RU"/>
    </style:style>
    <style:style style:name="P39" style:family="paragraph" style:parent-style-name="Heading_20_2">
      <style:text-properties officeooo:rsid="001267f2" officeooo:paragraph-rsid="001267f2"/>
    </style:style>
    <style:style style:name="P40" style:family="paragraph" style:parent-style-name="TableText" style:list-style-name="WW8Num1">
      <style:text-properties style:font-name="Verdana" fo:language="ru" fo:country="RU" style:language-asian="ru" style:country-asian="RU" style:font-name-complex="Verdana"/>
    </style:style>
    <style:style style:name="P41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P42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officeooo:rsid="001267f2" officeooo:paragraph-rsid="001267f2" style:font-size-asian="10pt" style:language-asian="en" style:country-asian="US" style:font-name-complex="Verdana" style:language-complex="he" style:country-complex="IL" style:font-style-complex="italic"/>
    </style:style>
    <style:style style:name="P43" style:family="paragraph" style:parent-style-name="Bullet_20_1" style:list-style-name="">
      <style:paragraph-properties fo:margin-left="0cm" fo:margin-right="0cm" fo:margin-top="0.212cm" fo:margin-bottom="0.423cm" style:contextual-spacing="false" fo:text-indent="1.016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language="en" fo:country="US" fo:font-weight="bold" officeooo:rsid="001267f2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size-complex="14pt"/>
    </style:style>
    <style:style style:name="T4" style:family="text">
      <style:text-properties style:font-name="Arial" fo:font-weight="bold" officeooo:rsid="001267f2" style:font-weight-asian="bold" style:font-name-complex="Arial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name-asian="Verdana" style:font-name-complex="Verdana"/>
    </style:style>
    <style:style style:name="T7" style:family="text">
      <style:text-properties fo:language="ru" fo:country="RU" style:language-asian="ru" style:country-asian="RU"/>
    </style:style>
    <style:style style:name="T8" style:family="text">
      <style:text-properties fo:language="ru" fo:country="RU" officeooo:rsid="001267f2" style:language-asian="ru" style:country-asian="RU"/>
    </style:style>
    <style:style style:name="T9" style:family="text">
      <style:text-properties fo:language="ru" fo:country="RU" fo:font-weight="bold" officeooo:rsid="001267f2" style:language-asian="ru" style:country-asian="RU" style:font-weight-asian="bold" style:font-weight-complex="bold"/>
    </style:style>
    <style:style style:name="T10" style:family="text">
      <style:text-properties style:font-name="Verdana" fo:font-size="10pt" style:font-size-asian="10pt" style:font-name-complex="Arial" style:language-complex="he" style:country-complex="IL" style:font-style-complex="italic"/>
    </style:style>
    <style:style style:name="T11" style:family="text">
      <style:text-properties style:font-name="Verdana" fo:font-size="10pt" fo:language="en" fo:country="US" style:font-size-asian="10pt" style:font-name-complex="Arial" style:language-complex="he" style:country-complex="IL" style:font-style-complex="italic"/>
    </style:style>
    <style:style style:name="T12" style:family="text">
      <style:text-properties style:font-name="Verdana" fo:language="ru" fo:country="RU" style:language-asian="ru" style:country-asian="RU" style:font-name-complex="Arial"/>
    </style:style>
    <style:style style:name="T13" style:family="text">
      <style:text-properties style:font-name="Verdana" fo:language="ru" fo:country="RU" style:language-asian="ru" style:country-asian="RU" style:font-name-complex="Verdana"/>
    </style:style>
    <style:style style:name="T14" style:family="text">
      <style:text-properties officeooo:rsid="001267f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135d" style:font-weight-asian="bold" style:font-weight-complex="bold"/>
    </style:style>
    <style:style style:name="T17" style:family="text">
      <style:text-properties officeooo:rsid="0016135d"/>
    </style:style>
    <style:style style:name="T18" style:family="text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19" style:family="text">
      <style:text-properties fo:font-size="14pt" fo:font-weight="bold" officeooo:rsid="0016135d" style:font-size-asian="14pt" style:language-asian="en" style:country-asian="US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лан тестирования</text:p>
      <text:p text:style-name="P5">pets.mail.ru</text:p>
      <text:p text:style-name="P4"/>
      <text:p text:style-name="P4"/>
      <text:p text:style-name="P4"/>
      <text:p text:style-name="P4"/>
      <text:p text:style-name="P4"/>
      <text:p text:style-name="P2"><text:span text:style-name="T1">Версия v 1.</text:span><text:span text:style-name="T2">1</text:span></text:p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Title_20_sub"><text:span text:style-name="T3">20</text:span><text:span text:style-name="T4">18</text:span></text:p>
      <text:p text:style-name="P18">История изменений</text:p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5">Версия</text:p>
          </table:table-cell>
          <table:table-cell table:style-name="Таблица2.B1" office:value-type="string">
            <text:p text:style-name="P25">Дата</text:p>
          </table:table-cell>
          <table:table-cell table:style-name="Таблица2.B1" office:value-type="string">
            <text:p text:style-name="P25">Автор</text:p>
          </table:table-cell>
          <table:table-cell table:style-name="Таблица2.D1" office:value-type="string">
            <text:p text:style-name="P25">Комментарии</text:p>
          </table:table-cell>
        </table:table-row>
        <table:table-row table:style-name="Таблица2.1">
          <table:table-cell table:style-name="Таблица2.A2" office:value-type="string">
            <text:p text:style-name="P19">V1.0.0</text:p>
          </table:table-cell>
          <table:table-cell table:style-name="Таблица2.B2" office:value-type="string">
            <text:p text:style-name="P23">23.03.2018</text:p>
          </table:table-cell>
          <table:table-cell table:style-name="Таблица2.C2" office:value-type="string">
            <text:p text:style-name="P23">Иван Буркин</text:p>
          </table:table-cell>
          <table:table-cell table:style-name="Таблица2.D2" office:value-type="string">
            <text:p text:style-name="P20">Создание документа</text:p>
          </table:table-cell>
        </table:table-row>
        <table:table-row table:style-name="Таблица2.1">
          <table:table-cell table:style-name="Таблица2.A3" office:value-type="string">
            <text:p text:style-name="P24">V1.0.1</text:p>
          </table:table-cell>
          <table:table-cell table:style-name="Таблица2.B3" office:value-type="string">
            <text:p text:style-name="P24">31.03.2018</text:p>
          </table:table-cell>
          <table:table-cell table:style-name="Таблица2.C3" office:value-type="string">
            <text:p text:style-name="P24">Иван Буркин</text:p>
          </table:table-cell>
          <table:table-cell table:style-name="Таблица2.D3" office:value-type="string">
            <text:p text:style-name="P24">Редактирование документа</text:p>
          </table:table-cell>
        </table:table-row>
        <table:table-row table:style-name="Таблица2.1">
          <table:table-cell table:style-name="Таблица2.A4" office:value-type="string">
            <text:p text:style-name="P21"/>
          </table:table-cell>
          <table:table-cell table:style-name="Таблица2.B4" office:value-type="string">
            <text:p text:style-name="P21"/>
          </table:table-cell>
          <table:table-cell table:style-name="Таблица2.C4" office:value-type="string">
            <text:p text:style-name="P21"/>
          </table:table-cell>
          <table:table-cell table:style-name="Таблица2.D4" office:value-type="string">
            <text:p text:style-name="P21"/>
          </table:table-cell>
        </table:table-row>
        <table:table-row table:style-name="Таблица2.1">
          <table:table-cell table:style-name="Таблица2.A5" office:value-type="string">
            <text:p text:style-name="P22"/>
          </table:table-cell>
          <table:table-cell table:style-name="Таблица2.B5" office:value-type="string">
            <text:p text:style-name="P21"/>
          </table:table-cell>
          <table:table-cell table:style-name="Таблица2.C5" office:value-type="string">
            <text:p text:style-name="P21"/>
          </table:table-cell>
          <table:table-cell table:style-name="Таблица2.D5" office:value-type="string">
            <text:p text:style-name="P21"/>
          </table:table-cell>
        </table:table-row>
        <table:table-row table:style-name="Таблица2.1">
          <table:table-cell table:style-name="Таблица2.A6" office:value-type="string">
            <text:p text:style-name="P22"/>
          </table:table-cell>
          <table:table-cell table:style-name="Таблица2.B6" office:value-type="string">
            <text:p text:style-name="P21"/>
          </table:table-cell>
          <table:table-cell table:style-name="Таблица2.C6" office:value-type="string">
            <text:p text:style-name="P21"/>
          </table:table-cell>
          <table:table-cell table:style-name="Таблица2.D6" office:value-type="string">
            <text:p text:style-name="P21"/>
          </table:table-cell>
        </table:table-row>
        <table:table-row table:style-name="Таблица2.1">
          <table:table-cell table:style-name="Таблица2.A7" office:value-type="string">
            <text:p text:style-name="P22"/>
          </table:table-cell>
          <table:table-cell table:style-name="Таблица2.B7" office:value-type="string">
            <text:p text:style-name="P21"/>
          </table:table-cell>
          <table:table-cell table:style-name="Таблица2.C7" office:value-type="string">
            <text:p text:style-name="P21"/>
          </table:table-cell>
          <table:table-cell table:style-name="Таблица2.D7" office:value-type="string">
            <text:p text:style-name="P21"/>
          </table:table-cell>
        </table:table-row>
        <table:table-row table:style-name="Таблица2.1">
          <table:table-cell table:style-name="Таблица2.A8" office:value-type="string">
            <text:p text:style-name="P21"/>
          </table:table-cell>
          <table:table-cell table:style-name="Таблица2.B8" office:value-type="string">
            <text:p text:style-name="P21"/>
          </table:table-cell>
          <table:table-cell table:style-name="Таблица2.C8" office:value-type="string">
            <text:p text:style-name="P21"/>
          </table:table-cell>
          <table:table-cell table:style-name="Таблица2.D8" office:value-type="string">
            <text:p text:style-name="P21"/>
          </table:table-cell>
        </table:table-row>
        <table:table-row table:style-name="Таблица2.1">
          <table:table-cell table:style-name="Таблица2.A9" office:value-type="string">
            <text:p text:style-name="P21"/>
          </table:table-cell>
          <table:table-cell table:style-name="Таблица2.B9" office:value-type="string">
            <text:p text:style-name="P21"/>
          </table:table-cell>
          <table:table-cell table:style-name="Таблица2.C9" office:value-type="string">
            <text:p text:style-name="P21"/>
          </table:table-cell>
          <table:table-cell table:style-name="Таблица2.D9" office:value-type="string">
            <text:p text:style-name="P21"/>
          </table:table-cell>
        </table:table-row>
        <table:table-row table:style-name="Таблица2.1">
          <table:table-cell table:style-name="Таблица2.A10" office:value-type="string">
            <text:p text:style-name="P21"/>
          </table:table-cell>
          <table:table-cell table:style-name="Таблица2.B10" office:value-type="string">
            <text:p text:style-name="P21"/>
          </table:table-cell>
          <table:table-cell table:style-name="Таблица2.C10" office:value-type="string">
            <text:p text:style-name="P21"/>
          </table:table-cell>
          <table:table-cell table:style-name="Таблица2.D10" office:value-type="string">
            <text:p text:style-name="P21"/>
          </table:table-cell>
        </table:table-row>
        <table:table-row table:style-name="Таблица2.1">
          <table:table-cell table:style-name="Таблица2.A11" office:value-type="string">
            <text:p text:style-name="P21"/>
          </table:table-cell>
          <table:table-cell table:style-name="Таблица2.B11" office:value-type="string">
            <text:p text:style-name="P21"/>
          </table:table-cell>
          <table:table-cell table:style-name="Таблица2.C11" office:value-type="string">
            <text:p text:style-name="P21"/>
          </table:table-cell>
          <table:table-cell table:style-name="Таблица2.D11" office:value-type="string">
            <text:p text:style-name="P21"/>
          </table:table-cell>
        </table:table-row>
        <table:table-row table:style-name="Таблица2.1">
          <table:table-cell table:style-name="Таблица2.A12" office:value-type="string">
            <text:p text:style-name="P21"/>
          </table:table-cell>
          <table:table-cell table:style-name="Таблица2.B12" office:value-type="string">
            <text:p text:style-name="P21"/>
          </table:table-cell>
          <table:table-cell table:style-name="Таблица2.C12" office:value-type="string">
            <text:p text:style-name="P21"/>
          </table:table-cell>
          <table:table-cell table:style-name="Таблица2.D12" office:value-type="string">
            <text:p text:style-name="P21"/>
          </table:table-cell>
        </table:table-row>
        <table:table-row table:style-name="Таблица2.1">
          <table:table-cell table:style-name="Таблица2.A13" office:value-type="string">
            <text:p text:style-name="P21"/>
          </table:table-cell>
          <table:table-cell table:style-name="Таблица2.B13" office:value-type="string">
            <text:p text:style-name="P21"/>
          </table:table-cell>
          <table:table-cell table:style-name="Таблица2.C13" office:value-type="string">
            <text:p text:style-name="P21"/>
          </table:table-cell>
          <table:table-cell table:style-name="Таблица2.D13" office:value-type="string">
            <text:p text:style-name="P21"/>
          </table:table-cell>
        </table:table-row>
      </table:table>
      <text:p text:style-name="P4"/>
      <text:p text:style-name="P2"/>
      <text:p text:style-name="P3"/>
      <text:list xml:id="list1339642607569930272" text:style-name="WW8Num17">
        <text:list-item>
          <text:h text:style-name="P37" text:outline-level="1"><text:bookmark-start text:name="_СПИСОК_СОКРАЩЕНИЙ_И_АББРЕВИАТУР"/><text:bookmark-start text:name="__RefHeading___Toc147837171"/>ВВЕДЕНИЕ<text:bookmark-end text:name="__RefHeading___Toc147837171"/></text:h>
          <text:list>
            <text:list-item>
              <text:h text:style-name="P38" text:outline-level="2"><text:bookmark-start text:name="__RefHeading___Toc147837172"/>Содержание документа<text:bookmark-end text:name="__RefHeading___Toc147837172"/></text:h>
            </text:list-item>
          </text:list>
        </text:list-item>
      </text:list>
      <text:p text:style-name="P11"><text:span text:style-name="T7">Описание процесса тестирования, стратегии и подходов к тестированию </text:span><text:span text:style-name="T9">pets.mail.ru</text:span><text:span text:style-name="T7">.</text:span></text:p>
      <text:p text:style-name="P11">Описание взаимодействия группы тестирования и команды разработчиков в процессе тестирования приложения. </text:p>
      <text:list xml:id="list112728681683400" text:continue-numbering="true" text:style-name="WW8Num17">
        <text:list-item>
          <text:list>
            <text:list-item>
              <text:h text:style-name="P38" text:outline-level="2"><text:bookmark-start text:name="__RefHeading___Toc147837173"/>Цель документа<text:bookmark-end text:name="__RefHeading___Toc147837173"/></text:h>
            </text:list-item>
          </text:list>
        </text:list-item>
      </text:list>
      <text:list xml:id="list857857473960628474" text:style-name="WW8Num18">
        <text:list-item>
          <text:p text:style-name="P34">Спланировать управление тестированием и техническую поддержку тестирования в ходе жизненного цикла разработки <text:span text:style-name="T7">«название программного продукта»</text:span>;</text:p>
        </text:list-item>
        <text:list-item>
          <text:p text:style-name="P34">Обеспечение полноты тестирования в соответствии с требованиями к продукту, охват всех типов тестирования, описание необходимой проектной документации;</text:p>
        </text:list-item>
        <text:list-item>
          <text:p text:style-name="P34">Организация контроля процесса тестирования, определение методов регистрации дефектов, необходимого программного обеспечения, видов предоставления отчетов;</text:p>
        </text:list-item>
        <text:list-item>
          <text:p text:style-name="P34">Определить график работ, описать используемую методологию и стратегию тестирования; </text:p>
        </text:list-item>
        <text:list-item>
          <text:p text:style-name="P34">Определение критериев качества;</text:p>
        </text:list-item>
        <text:list-item>
          <text:p text:style-name="P34">Определение ресурсов, необходимых для реализации проекта;</text:p>
        </text:list-item>
        <text:list-item>
          <text:p text:style-name="P34">Описание документации, необходимой для обеспечения тестирования по проекту.</text:p>
        </text:list-item>
      </text:list>
      <text:list xml:id="list112727168507436" text:continue-list="list112728681683400" text:style-name="WW8Num17">
        <text:list-item>
          <text:list>
            <text:list-item>
              <text:h text:style-name="Heading_20_2" text:outline-level="2"><text:bookmark-start text:name="__RefHeading___Toc147837174"/>Целевая аудитория<text:bookmark-end text:name="__RefHeading___Toc147837174"/></text:h>
            </text:list-item>
          </text:list>
        </text:list-item>
      </text:list>
      <text:p text:style-name="P13">Документ предназначен для последующего использования сотрудниками группы тестирования проекта и служит для понимания целей и содержания работ по тестированию программного продукта, определяет и описывает перечень работ и этапы тестирования приложения.</text:p>
      <text:p text:style-name="P12"><text:span text:style-name="T7">Также документ предназначен для ознакомления команды разработчиков и менед</text:span><text:span text:style-name="T8">ж</text:span><text:span text:style-name="T7">еров проекта с процессами взаимодействия с группой тестирования, методами регистрации и отслеживания текущего состояния дефектов, с предоставляемой по проекту тестовой документацией.</text:span></text:p>
      <text:list xml:id="list112728424857670" text:continue-numbering="true" text:style-name="WW8Num17">
        <text:list-item>
          <text:list>
            <text:list-item>
              <text:h text:style-name="P38" text:outline-level="2"><text:bookmark-start text:name="__RefHeading___Toc147837177"/>Цели тестирования<text:bookmark-end text:name="__RefHeading___Toc147837177"/></text:h>
            </text:list-item>
          </text:list>
        </text:list-item>
      </text:list>
      <text:p text:style-name="P14">Основными целями тестирования являются:</text:p>
      <text:list xml:id="list112727392139618" text:continue-list="list857857473960628474" text:style-name="WW8Num18">
        <text:list-item>
          <text:p text:style-name="P34">Контроль своевременной доставки новых функций в систему, проверка корректности их реализации;</text:p>
        </text:list-item>
        <text:list-item>
          <text:p text:style-name="P34">Обеспечение тестирования промежуточных версий разрабатываемого программного продукта, нотификация команды разработчиков обо всех обнаруженных дефектах;</text:p>
        </text:list-item>
        <text:list-item>
          <text:p text:style-name="P34">Выявление проблем, связанных с несоответствием требованиям к разрабатываемому программному <text:s/>продукту;</text:p>
        </text:list-item>
        <text:list-item>
          <text:p text:style-name="P34">Отслеживание статусов зарегистрированных дефектов и запросов на изменения;</text:p>
        </text:list-item>
        <text:list-item>
          <text:p text:style-name="P34">Предоставление суммарной оценки качества продукта;</text:p>
        </text:list-item>
        <text:list-item>
          <text:p text:style-name="P34">Снижение рисков проекта, связанных с качеством разрабатываемого продукта. </text:p>
        </text:list-item>
      </text:list>
      <text:list xml:id="list112728106093432" text:continue-list="list112728424857670" text:style-name="WW8Num17">
        <text:list-item>
          <text:h text:style-name="P37" text:outline-level="1"><text:bookmark-start text:name="__RefHeading___Toc147837179"/>ОБЪЕМ ТЕСТИРОВАНИЯ<text:bookmark-end text:name="__RefHeading___Toc147837179"/></text:h>
          <text:list>
            <text:list-item>
              <text:h text:style-name="P38" text:outline-level="2"><text:bookmark-start text:name="__RefHeading___Toc147837180"/>Перечень тестируемых компонентов<text:bookmark-end text:name="__RefHeading___Toc147837180"/></text:h>
            </text:list-item>
          </text:list>
        </text:list-item>
      </text:list>
      <text:p text:style-name="P12">Тестированию подлежат <text:span text:style-name="T14">текстовые поля в разделе «Задать вопрос специалисту». Тестирование производится путем ввода текста на различных языках с использованием специальных символов.</text:span></text:p>
      <text:list xml:id="list112727031974898" text:continue-numbering="true" text:style-name="WW8Num17">
        <text:list-item>
          <text:h text:style-name="P37" text:outline-level="1"><text:bookmark-start text:name="__RefHeading___Toc147837182"/>ТРЕБУЕМЫЕ РЕСУРСЫ<text:bookmark-end text:name="__RefHeading___Toc147837182"/></text:h>
          <text:list>
            <text:list-item>
              <text:h text:style-name="P38" text:outline-level="2"><text:bookmark-start text:name="__RefHeading___Toc147837183"/>Проектная команда<text:bookmark-end text:name="__RefHeading___Toc147837183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">Роль </text:p>
          </table:table-cell>
          <table:table-cell table:style-name="Таблица4.A1" office:value-type="string">
            <text:p text:style-name="P6">Имя и Фимилия</text:p>
          </table:table-cell>
          <table:table-cell table:style-name="Таблица4.A1" office:value-type="string">
            <text:p text:style-name="P6">Место нахождения</text:p>
          </table:table-cell>
          <table:table-cell table:style-name="Таблица4.D1" office:value-type="string">
            <text:p text:style-name="P6">Ответственность</text:p>
          </table:table-cell>
        </table:table-row>
        <table:table-row table:style-name="Таблица4.1">
          <table:table-cell table:style-name="Таблица4.A2" office:value-type="string">
            <text:p text:style-name="P41">Руководитель группы тестирования </text:p>
          </table:table-cell>
          <table:table-cell table:style-name="Таблица4.B2" office:value-type="string">
            <text:p text:style-name="P42">Иван Буркин</text:p>
          </table:table-cell>
          <table:table-cell table:style-name="Таблица4.C2" office:value-type="string">
            <text:p text:style-name="P41">г. Москва</text:p>
          </table:table-cell>
          <table:table-cell table:style-name="Таблица4.D2" office:value-type="string">
            <text:p text:style-name="P41">1) Контактное лицо по проектным вопросам;</text:p>
            <text:p text:style-name="P41">2) Написание проектной тестовой документации, разработка сценариев тестирования;</text:p>
            <text:p text:style-name="P41">3) Функциональное тестирование.</text:p>
          </table:table-cell>
        </table:table-row>
      </table:table>
      <text:list xml:id="list112727312284681" text:continue-numbering="true" text:style-name="WW8Num17">
        <text:list-item>
          <text:list>
            <text:list-item>
              <text:h text:style-name="P38" text:outline-level="2"><text:bookmark-start text:name="__RefHeading___Toc147837184"/><text:bookmark text:name="_Тестовая_конфигурация"/>Тестовая конфигурация<text:bookmark-end text:name="__RefHeading___Toc147837184"/></text:h>
            </text:list-item>
          </text:list>
        </text:list-item>
      </text:list>
      <text:p text:style-name="P43">Разработанный программный продукт должен быть установлен и протестирован на следующем оборудовании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6">№</text:p>
          </table:table-cell>
          <table:table-cell table:style-name="Таблица5.A1" office:value-type="string">
            <text:p text:style-name="P6">Роль </text:p>
          </table:table-cell>
          <table:table-cell table:style-name="Таблица5.A1" office:value-type="string">
            <text:p text:style-name="P6">Конфигурация аппаратного обеспечения</text:p>
          </table:table-cell>
          <table:table-cell table:style-name="Таблица5.D1" office:value-type="string">
            <text:p text:style-name="P6">Конфигурация программного обеспечения</text:p>
          </table:table-cell>
        </table:table-row>
        <table:table-row table:style-name="Таблица5.2">
          <table:table-cell table:style-name="Таблица5.A2" office:value-type="string">
            <text:p text:style-name="P29">1</text:p>
          </table:table-cell>
          <table:table-cell table:style-name="Таблица5.B2" office:value-type="string">
            <text:p text:style-name="P31">Клиент</text:p>
          </table:table-cell>
          <table:table-cell table:style-name="Таблица5.C2" office:value-type="string">
            <text:p text:style-name="P30"><text:span text:style-name="T11">Athlon 3000XP / 1 GB RAM / 80 GB HDD SATA / 100 Mb </text:span><text:span text:style-name="T10">сеть</text:span></text:p>
          </table:table-cell>
          <table:table-cell table:style-name="Таблица5.D2" office:value-type="string">
            <text:p text:style-name="P33">Ubuntu 14.04 LTS</text:p>
            <text:p text:style-name="P32"/>
          </table:table-cell>
        </table:table-row>
      </table:table>
      <text:p text:style-name="P8"/>
      <text:list xml:id="list112728093512582" text:continue-numbering="true" text:style-name="WW8Num17">
        <text:list-item>
          <text:h text:style-name="P37" text:outline-level="1"><text:bookmark-start text:name="__RefHeading___Toc147837189"/>Стратегия тестирования<text:bookmark-end text:name="__RefHeading___Toc147837189"/></text:h>
        </text:list-item>
      </text:list>
      <text:p text:style-name="P11">Основным методом проверки данного программного продукта будет ручное функциональное тестирование с использованием метода «черного ящика», который базируется на использовании требований и спецификаций, и не предполагает наличия каких-либо специальных знаний о конфигурации и внутренней структуре объекта испытаний.</text:p>
      <text:list xml:id="list112727856811417" text:continue-numbering="true" text:style-name="WW8Num17">
        <text:list-item>
          <text:list>
            <text:list-item>
              <text:h text:style-name="P39" text:outline-level="2">User Interface(UI) – тестирование</text:h>
            </text:list-item>
          </text:list>
        </text:list-item>
      </text:list>
      <text:p text:style-name="P15"><text:span text:style-name="T14">Проверяется</text:span> насколько он удобен в использовании и соответствует ли заданным требованиями и утвержденному прототипу.</text:p>
      <text:p text:style-name="Text_20_body"><text:span text:style-name="T14">Тестируется</text:span>, насколько ожидаемо ведет себя программа и как отображаются элементы интерфейса на различных устройствах при совершении пользователем определенных действий. Это позволяет оценить насколько эффективна работа пользователя с приложением.</text:p>
      <text:p text:style-name="Text_20_body"><text:span text:style-name="T14">Задача заключается</text:span> в выявлении структурных и визуальных недостатков в интерфейсе приложения, проверке удобства интерфейса для навигации и возможности полного использования функционала приложения.</text:p>
      <text:p text:style-name="P10"/>
      <text:p text:style-name="P11"/>
      <text:p text:style-name="P9"/>
      <text:list xml:id="list112727663219548" text:continue-numbering="true" text:style-name="WW8Num17">
        <text:list-item>
          <text:h text:style-name="Heading_20_1" text:outline-level="1"><text:span text:style-name="T6"><text:s/></text:span><text:bookmark-start text:name="__RefHeading___Toc147837199"/><text:span text:style-name="T5">ОЦЕНКА РИСКОВ ПРОЕКТА ТЕСТИРОВАНИЯ</text:span><text:bookmark-end text:name="__RefHeading___Toc147837199"/></text:h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6">Риск</text:p>
          </table:table-cell>
          <table:table-cell table:style-name="Таблица6.A1" office:value-type="string">
            <text:p text:style-name="P26">Вероятность наступления</text:p>
          </table:table-cell>
          <table:table-cell table:style-name="Таблица6.A1" office:value-type="string">
            <text:p text:style-name="P26">Влияние на проект</text:p>
          </table:table-cell>
          <table:table-cell table:style-name="Таблица6.D1" office:value-type="string">
            <text:p text:style-name="P26">Предварительные меры</text:p>
          </table:table-cell>
        </table:table-row>
        <table:table-row table:style-name="Таблица6.2">
          <table:table-cell table:style-name="Таблица6.A2" office:value-type="string">
            <text:p text:style-name="P27">Изменение функциональных требований на завершающем этапе проекта</text:p>
          </table:table-cell>
          <table:table-cell table:style-name="Таблица6.B2" office:value-type="string">
            <text:p text:style-name="P27">Низкая</text:p>
          </table:table-cell>
          <table:table-cell table:style-name="Таблица6.C2" office:value-type="string">
            <text:p text:style-name="P27">Высокое</text:p>
          </table:table-cell>
          <table:table-cell table:style-name="Таблица6.D2" office:value-type="string">
            <text:p text:style-name="P27">Ответственный за риск: Заказчик. Предварительные меры: тестовая документация должна иметь адаптивный характер, предусмотреть возможность быстрого внесения изменений (новых требований по проекту) и минимизирования затрат на проведение дополнительных тестов.</text:p>
          </table:table-cell>
        </table:table-row>
        <table:table-row table:style-name="Таблица6.2">
          <table:table-cell table:style-name="Таблица6.A3" office:value-type="string">
            <text:p text:style-name="P27">Программный продукт имеет известные дефекты со статусом «Критический» и «Высокий» к моменту поставки программного продукта заказчику</text:p>
          </table:table-cell>
          <table:table-cell table:style-name="Таблица6.B3" office:value-type="string">
            <text:p text:style-name="P27">Низкая</text:p>
          </table:table-cell>
          <table:table-cell table:style-name="Таблица6.C3" office:value-type="string">
            <text:p text:style-name="P27">Высокое</text:p>
          </table:table-cell>
          <table:table-cell table:style-name="Таблица6.D3" office:value-type="string">
            <text:p text:style-name="P27">Ответственный за риск: Группа тестирования / команда разработчиков. Предварительные меры: своевременная нотификация группой тестирования команды разработчиков обо всех новых дефектах, идентифицированных при проведении функциональных и технических тестов. </text:p>
          </table:table-cell>
        </table:table-row>
        <table:table-row table:style-name="Таблица6.4">
          <table:table-cell table:style-name="Таблица6.A4" office:value-type="string">
            <text:p text:style-name="P27">Отставание от графика работ (выполнение незапланированных задач)</text:p>
          </table:table-cell>
          <table:table-cell table:style-name="Таблица6.B4" office:value-type="string">
            <text:p text:style-name="P27">Низкая</text:p>
          </table:table-cell>
          <table:table-cell table:style-name="Таблица6.C4" office:value-type="string">
            <text:p text:style-name="P27">Среднее</text:p>
          </table:table-cell>
          <table:table-cell table:style-name="Таблица6.D4" office:value-type="string">
            <text:p text:style-name="P27">Ответственный за риск: группа тестирования / команда разработчиков. Предварительные меры: нет.</text:p>
            <text:p text:style-name="P27">Варианты решения: обновление планов графика работ по тестированию, выделение дополнительно времени на выполнение внеплановых задач.</text:p>
          </table:table-cell>
        </table:table-row>
        <table:table-row table:style-name="Таблица6.2">
          <table:table-cell table:style-name="Таблица6.A5" office:value-type="string">
            <text:p text:style-name="P27">Отставание от графика работ - поставленный для проведения тестирования программный продукт имеет дефекты блокирующие основную функциональность</text:p>
          </table:table-cell>
          <table:table-cell table:style-name="Таблица6.B5" office:value-type="string">
            <text:p text:style-name="P27">Низкая</text:p>
          </table:table-cell>
          <table:table-cell table:style-name="Таблица6.C5" office:value-type="string">
            <text:p text:style-name="P27">Высокое</text:p>
          </table:table-cell>
          <table:table-cell table:style-name="Таблица6.D5" office:value-type="string">
            <text:p text:style-name="P27">Ответственный за риск: Команда разработчиков. Требуется оперативная реакция со стороны команды разработков для предоставления патчей с исправлениями.</text:p>
          </table:table-cell>
        </table:table-row>
        <table:table-row table:style-name="Таблица6.2">
          <table:table-cell table:style-name="Таблица6.A6" office:value-type="string">
            <text:p text:style-name="P27">Не налажен процесс взаимодействия команд разработчиков и тестирования</text:p>
          </table:table-cell>
          <table:table-cell table:style-name="Таблица6.B6" office:value-type="string">
            <text:p text:style-name="P27">Низкая</text:p>
          </table:table-cell>
          <table:table-cell table:style-name="Таблица6.C6" office:value-type="string">
            <text:p text:style-name="P27">Среднее</text:p>
          </table:table-cell>
          <table:table-cell table:style-name="Таблица6.D6" office:value-type="string">
            <text:p text:style-name="P27">Ответственный за риск: Менеджерский состав команд разработчиков и тестирования. <text:s/>Требуется: предварительное согласование постановки процесса взаимодействия между командами, обсуждение условий поставки следующих версий программного продукта, предварительная высылка нотификаций, сопровождение необходимой проектной документацией</text:p>
          </table:table-cell>
        </table:table-row>
        <text:soft-page-break/>
        <table:table-row table:style-name="Таблица6.2">
          <table:table-cell table:style-name="Таблица6.A7" office:value-type="string">
            <text:p text:style-name="P27">Возможность обнаружения ошибок на стороне заказчика после проведения тестирования</text:p>
          </table:table-cell>
          <table:table-cell table:style-name="Таблица6.B7" office:value-type="string">
            <text:p text:style-name="P27">Низкая</text:p>
          </table:table-cell>
          <table:table-cell table:style-name="Таблица6.C7" office:value-type="string">
            <text:p text:style-name="P27">Высокое</text:p>
          </table:table-cell>
          <table:table-cell table:style-name="Таблица6.D7" office:value-type="string">
            <text:p text:style-name="P28">Ответственный за риск: группа тестирования. Методы предупреждения: Перед проведением тестирования производится согласование с заказчиком тестовых сценариев. При этом заказчиком производится оценка степени покрытия тестами программного приложения.</text:p>
          </table:table-cell>
        </table:table-row>
        <table:table-row table:style-name="Таблица6.2">
          <table:table-cell table:style-name="Таблица6.A8" office:value-type="string">
            <text:p text:style-name="P27">Недооценка временных затрат на проведение работ по тестированию</text:p>
          </table:table-cell>
          <table:table-cell table:style-name="Таблица6.B8" office:value-type="string">
            <text:p text:style-name="P27">Низкая</text:p>
          </table:table-cell>
          <table:table-cell table:style-name="Таблица6.C8" office:value-type="string">
            <text:p text:style-name="P27">Среднее</text:p>
          </table:table-cell>
          <table:table-cell table:style-name="Таблица6.D8" office:value-type="string">
            <text:p text:style-name="TableText"><text:span text:style-name="T13">Ответственный за риск: менеджер команды тестирования. </text:span><text:span text:style-name="T12">Предварительные меры: чёткое планирование временных затрат на выполнение поставленных задач, своевременная нотификация заказчика обо всех проблемах, возникающих в процессе тестирования, имплементации исправлений по дефектам и внедрения новой функциональности.</text:span></text:p>
            <text:p text:style-name="P28">Варианты решения: </text:p>
            <text:list xml:id="list1214107430709130264" text:style-name="WW8Num1">
              <text:list-item>
                <text:p text:style-name="P40">введение дополнительного тестировщика на проект</text:p>
              </text:list-item>
              <text:list-item>
                <text:p text:style-name="P40">переработка дневной нормы</text:p>
              </text:list-item>
              <text:list-item>
                <text:p text:style-name="P40">переоценка трудозатрат на проведение последующих циклов работ по тестированию</text:p>
              </text:list-item>
            </text:list>
          </table:table-cell>
        </table:table-row>
      </table:table>
      <text:p text:style-name="P35"/>
      <text:p text:style-name="Text_20_body"><text:span text:style-name="T19">6</text:span><text:span text:style-name="T18"> ОЦЕНКА СРОКОВ ПРОВЕДЕНИЯ ТЕСТИРОВАНИЯ </text:span></text:p>
      <text:p text:style-name="Text_20_body">Общий объем работ по обновлению и разработке тестовой документации, проведению регрессионных тестов и проверки <text:span text:style-name="T17">функционала</text:span> систем<text:span text:style-name="T17">ы</text:span> Питомцы@mail.ru оценивается в <text:span text:style-name="T17">6</text:span> часов. Из них 1.<text:span text:style-name="T17">5</text:span> часа отводится на создание тест-кейсов, 1.<text:span text:style-name="T17">5</text:span> часа отводится на их исполнение(с учетом подготовки среды), 1 час отводится на работу с ошибками(включая регрессионное тестирование), временные риски(возможность изменения спецификации и человеческий фактор), связанные с проектом оцениваются в <text:span text:style-name="T17">2</text:span> часов. </text:p>
      <text:p text:style-name="P9"><text:bookmark-end text:name="_СПИСОК_СОКРАЩЕНИЙ_И_АББРЕВИАТУР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margin-top="0.635cm" fo:margin-bottom="0.423cm" style:contextual-spacing="false" fo:text-align="justify" style:justify-single-word="false" fo:break-before="page" fo:keep-with-next="always"/>
      <style:text-properties fo:text-transform="uppercas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7" style:class="text">
      <style:paragraph-properties fo:margin-top="0.423cm" fo:margin-bottom="0.212cm" style:contextual-spacing="false" fo:keep-with-next="always"/>
      <style:text-properties fo:font-size="12pt" fo:language="en" fo:country="US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7" style:class="text">
      <style:paragraph-properties fo:margin-top="0.423cm" fo:margin-bottom="0.212cm" style:contextual-spacing="false" fo:text-align="justify" style:justify-single-word="false" fo:keep-with-next="always">
        <style:tab-stops>
          <style:tab-stop style:position="9.001cm"/>
          <style:tab-stop style:position="9.652cm"/>
        </style:tab-stops>
      </style:paragraph-properties>
      <style:text-properties fo:language="en" fo:country="US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7" style:class="text">
      <style:paragraph-properties fo:margin-top="0.423cm" fo:margin-bottom="0.212cm" style:contextual-spacing="false" fo:text-align="justify" style:justify-single-word="false" fo:keep-with-next="always"/>
      <style:text-properties fo:language="en" fo:country="US" fo:font-style="italic" style:font-name-asian="PMingLiU" style:font-family-asian="PMingLiU, 新細明體" style:font-pitch-asian="variable" style:font-style-asian="italic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7" style:class="text">
      <style:paragraph-properties fo:margin-top="0.212cm" fo:margin-bottom="0.212cm" style:contextual-spacing="false" fo:text-align="justify" style:justify-single-word="false" fo:keep-with-next="always">
        <style:tab-stops>
          <style:tab-stop style:position="4.445cm"/>
          <style:tab-stop style:position="9.652cm"/>
        </style:tab-stops>
      </style:paragraph-properties>
      <style:text-properties fo:language="en" fo:country="US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7" style:class="text">
      <style:paragraph-properties fo:margin-top="0.212cm" fo:margin-bottom="0.212cm" style:contextual-spacing="false" fo:text-align="justify" style:justify-single-word="false" fo:keep-with-next="always"/>
      <style:text-properties fo:language="fr" fo:country="FR" fo:font-weight="bold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7" style:class="text">
      <style:paragraph-properties fo:margin-top="0.423cm" fo:margin-bottom="0.106cm" style:contextual-spacing="false" fo:text-align="justify" style:justify-single-word="false"/>
      <style:text-properties fo:font-size="12pt" fo:language="en" fo:country="US" style:font-size-asian="12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7" style:class="text">
      <style:paragraph-properties fo:margin-top="0.212cm" fo:margin-bottom="0.212cm" style:contextual-spacing="false" fo:keep-with-next="always"/>
      <style:text-properties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WW8Num17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1pt" fo:language="en" fo:country="US" style:font-size-asian="11pt" style:font-name-complex="Arial" style:font-family-complex="Arial" style:font-family-generic-complex="swiss" style:font-pitch-complex="variable" style:font-size-complex="11pt"/>
    </style:style>
    <style:style style:name="Style_20_Title" style:display-name="Style Title" style:family="paragraph" style:parent-style-name="Standard" style:next-style-name="Subtitle">
      <style:paragraph-properties fo:margin-left="0.25cm" fo:margin-right="0cm" fo:margin-top="6.773cm" fo:margin-bottom="0.212cm" style:contextual-spacing="false" fo:text-align="center" style:justify-single-word="false" fo:text-indent="0cm" style:auto-text-indent="false"/>
      <style:text-properties fo:font-variant="small-caps" style:font-name="Arial Black" fo:font-family="'Arial Black'" style:font-family-generic="swiss" style:font-pitch="variable" fo:font-size="24pt" fo:language="fr" fo:country="FR" fo:font-weight="bold" style:font-size-asian="24pt" style:font-weight-asian="bold" style:font-name-complex="Arial Black" style:font-family-complex="'Arial Black'" style:font-family-generic-complex="swiss" style:font-pitch-complex="variable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itle_20_sub" style:display-name="Title sub" style:family="paragraph" style:parent-style-name="Standard">
      <style:paragraph-properties fo:margin-left="0.254cm" fo:margin-right="0cm" fo:margin-top="0.212cm" fo:margin-bottom="0cm" style:contextual-spacing="false" fo:text-align="center" style:justify-single-word="false" fo:text-indent="0cm" style:auto-text-indent="false"/>
      <style:text-properties style:font-name="Arial Black" fo:font-family="'Arial Black'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tyle-complex="italic"/>
    </style:style>
    <style:style style:name="Table_20_text" style:display-name="Table text" style:family="paragraph" style:parent-style-name="Standard">
      <style:paragraph-properties fo:margin-top="0.212cm" fo:margin-bottom="0cm" style:contextual-spacing="false" fo:text-align="justify" style:justify-single-word="false"/>
      <style:text-properties fo:language="en" fo:country="GB" style:font-name-complex="Arial" style:font-family-complex="Arial" style:font-family-generic-complex="swiss" style:font-pitch-complex="variable"/>
    </style:style>
    <style:style style:name="Table_20_header" style:display-name="Table header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Text" style:family="paragraph">
      <style:paragraph-properties fo:margin-top="0.106cm" fo:margin-bottom="0.106cm" style:contextual-spacing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_20_таблице" style:display-name="Текст в таблице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keep-together="always" fo:text-indent="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Список-1" style:family="paragraph" style:parent-style-name="Standard" style:list-style-name="WW8Num7">
      <style:paragraph-properties fo:margin-top="0.106cm" fo:margin-bottom="0.106cm" style:contextual-spacing="false" fo:line-height="13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-12" style:family="paragraph" style:parent-style-name="Standard">
      <style:paragraph-properties fo:margin-left="0cm" fo:margin-right="0cm" fo:margin-top="0.106cm" fo:margin-bottom="0.106cm" style:contextual-spacing="false" fo:line-height="130%" fo:text-align="justify" style:justify-single-word="false" fo:text-indent="1.25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style:line-height-at-least="0.423cm" fo:orphans="0" fo:widows="0">
        <style:tab-stops>
          <style:tab-stop style:position="0.672cm"/>
        </style:tab-stops>
      </style:paragraph-properties>
      <style:text-properties fo:color="#0000ff" style:font-name="Arial" fo:font-family="Arial" style:font-family-generic="swiss" style:font-pitch="variable" fo:font-size="9pt" fo:language="en" fo:country="US" fo:font-style="italic" style:font-size-asian="9pt" style:font-style-asian="italic" style:font-name-complex="Arial" style:font-family-complex="Arial" style:font-family-generic-complex="swiss" style:font-pitch-complex="variable"/>
    </style:style>
    <style:style style:name="Bullet_20_1" style:display-name="Bullet 1" style:family="paragraph" style:list-style-name="WW8Num10">
      <style:paragraph-properties fo:margin-top="0.106cm" fo:margin-bottom="0cm" style:contextual-spacing="false" fo:orphans="2" fo:widows="2">
        <style:tab-stops>
          <style:tab-stop style:position="1.58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/>
    </style:style>
    <style:style style:name="WW8Num7z1" style:family="text">
      <style:text-properties style:font-name="Arial CYR" fo:font-family="'Arial CYR'" style:font-family-generic="swiss" style:font-pitch="variable" style:font-name-asian="Times New Roman" style:font-family-asian="'Times New Roman'" style:font-family-generic-asian="roman" style:font-pitch-asian="variable" style:font-name-complex="Arial CYR" style:font-family-complex="'Arial CYR'" style:font-family-generic-complex="swiss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language-asian="en" style:country-asian="US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704cm" fo:text-indent="-0.318cm" fo:margin-left="3.70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514cm" fo:text-indent="-0.318cm" fo:margin-left="7.51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324cm" fo:text-indent="-0.318cm" fo:margin-left="11.3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cm" fo:margin-left="2.101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Arial CYR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7" style:family="table">
      <style:table-properties style:width="16.517cm" table:align="left" style:writing-mode="lr-tb"/>
    </style:style>
    <style:style style:name="Таблица7.A" style:family="table-column">
      <style:table-column-properties style:column-width="12.375cm"/>
    </style:style>
    <style:style style:name="Таблица7.B" style:family="table-column">
      <style:table-column-properties style:column-width="4.142cm"/>
    </style:style>
    <style:style style:name="Таблица7.1" style:family="table-row">
      <style:table-row-properties style:min-row-height="1.568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Таблица7.B1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style:snap-to-layout-grid="false"/>
    </style:style>
    <style:page-layout style:name="Mpm1">
      <style:page-layout-properties fo:page-width="21.001cm" fo:page-height="29.7cm" style:num-format="1" style:print-orientation="portrait" fo:margin-top="0.951cm" fo:margin-bottom="2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Таблица7" table:style-name="Таблица7">
          <table:table-column table:style-name="Таблица7.A"/>
          <table:table-column table:style-name="Таблица7.B"/>
          <table:table-row table:style-name="Таблица7.1">
            <table:table-cell table:style-name="Таблица7.A1" office:value-type="string">
              <text:p text:style-name="MP1"/>
            </table:table-cell>
            <table:table-cell table:style-name="Таблица7.B1" office:value-type="string">
              <text:p text:style-name="MP1"/>
            </table:table-cell>
          </table:table-row>
        </table:table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ИС Экзамен_План тестирования</dc:title>
    <meta:initial-creator>ZhendinskyAV</meta:initial-creator>
    <meta:creation-date>2006-03-20T12:04:00</meta:creation-date>
    <dc:date>2018-03-31T11:27:26.806653960</dc:date>
    <meta:editing-cycles>18</meta:editing-cycles>
    <meta:editing-duration>PT4H2M</meta:editing-duration>
    <meta:generator>LibreOffice/4.2.8.2$Linux_X86_64 LibreOffice_project/420m0$Build-2</meta:generator>
    <meta:document-statistic meta:table-count="5" meta:image-count="0" meta:object-count="0" meta:page-count="8" meta:paragraph-count="111" meta:word-count="852" meta:character-count="7253" meta:non-whitespace-character-count="6527"/>
  </office:meta>
</office:document-meta>
</file>